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20000006CE9ED14B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785cm" fo:margin-left="-0.03cm" table:align="left"/>
    </style:style>
    <style:style style:name="Table1.A" style:family="table-column">
      <style:table-column-properties style:column-width="9.467cm"/>
    </style:style>
    <style:style style:name="Table1.B" style:family="table-column">
      <style:table-column-properties style:column-width="5.055cm"/>
    </style:style>
    <style:style style:name="Table1.C" style:family="table-column">
      <style:table-column-properties style:column-width="3.263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8pt" style:font-size-asian="8pt" style:font-size-complex="8pt"/>
    </style:style>
    <style:style style:name="P13" style:family="paragraph" style:parent-style-name="Standard">
      <style:paragraph-properties fo:text-align="end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Paciente</text:p>
          </table:table-cell>
          <table:table-cell table:style-name="Table1.A1" office:value-type="string">
            <text:p text:style-name="P16">Fecha</text:p>
          </table:table-cell>
          <table:table-cell table:style-name="Table1.C1" office:value-type="string">
            <text:p text:style-name="P16">Prestaciones</text:p>
          </table:table-cell>
        </table:table-row>
        <table:table-row>
          <table:table-cell table:style-name="Table1.A2" table:number-columns-spanned="3" office:value-type="string">
            <text:p text:style-name="P8"><text:text-input text:description="&lt;for each=&quot;group1 in group(get_objects(), 'doctor')&quot;&gt;">&lt;for each="group1 in group(get_objects(), 'doctor')"&gt;</text:text-input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9"><text:text-input text:description="&lt;group1.doctor&gt;">&lt;group1.doctor&gt;</text:text-input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8"><text:text-input text:description="&lt;if test=&quot;(data['form']['mostrar_pacientes']==True)&quot;&gt;">&lt;if&gt;</text:text-input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8"><text:text-input text:description="&lt;for each=&quot;o in group_items(get_objects(), group1, 'doctor')&quot;&gt;">&lt;for each="o in group_items(get_objects(), group1, 'doctor')"&gt;</text:text-input></text:p>
          </table:table-cell>
          <table:covered-table-cell/>
          <table:covered-table-cell/>
        </table:table-row>
        <table:table-row>
          <table:table-cell table:style-name="Table1.A6" office:value-type="string">
            <text:p text:style-name="P17"><text:text-input text:description="&lt;o.patient&gt;">&lt;o.patient&gt;</text:text-input></text:p>
          </table:table-cell>
          <table:table-cell table:style-name="Table1.B6" office:value-type="string">
            <text:p text:style-name="P18"><text:text-input text:description="&lt;o.fecha&gt;">&lt;o.fecha&gt;</text:text-input></text:p>
          </table:table-cell>
          <table:table-cell table:style-name="Table1.C6" office:value-type="string">
            <text:p text:style-name="P18"><text:text-input text:description="&lt;o.q_cantidad&gt;">&lt;o.q_cantidad&gt;</text:text-input></text:p>
          </table:table-cell>
        </table:table-row>
        <table:table-row>
          <table:table-cell table:style-name="Table1.A8" table:number-columns-spanned="3" office:value-type="string">
            <text:p text:style-name="P8"><text:text-input text:description="&lt;/for&gt;">&lt;/for&gt;</text:text-input></text:p>
          </table:table-cell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8"><text:text-input text:description="&lt;/if&gt;">&lt;/if&gt;</text:text-input></text:p>
          </table:table-cell>
          <table:covered-table-cell/>
          <table:covered-table-cell/>
        </table:table-row>
        <table:table-row>
          <table:table-cell table:style-name="Table1.A10" office:value-type="string">
            <text:p text:style-name="P10"/>
          </table:table-cell>
          <table:table-cell table:style-name="Table1.B10" office:value-type="string">
            <text:p text:style-name="P10"><text:span text:style-name="T2">Total Prestaciones</text:span>: </text:p>
          </table:table-cell>
          <table:table-cell table:style-name="Table1.C10" office:value-type="string">
            <text:p text:style-name="P10"><text:text-input text:description="&lt;_get_lineas_prestaciones(group1.doctor)&gt;">&lt;sub_total&gt;</text:text-input></text:p>
          </table:table-cell>
        </table:table-row>
        <table:table-row>
          <table:table-cell table:style-name="Table1.A10" office:value-type="string">
            <text:p text:style-name="P10"/>
          </table:table-cell>
          <table:table-cell table:style-name="Table1.B10" office:value-type="string">
            <text:p text:style-name="P20">Total Pacientes:</text:p>
          </table:table-cell>
          <table:table-cell table:style-name="Table1.C10" office:value-type="string">
            <text:p text:style-name="P10"><text:text-input text:description="&lt;_get_lineas_cant_pacientes(group1.doctor)&gt;">&lt;get_sub_total_paciente&gt;</text:text-input></text:p>
          </table:table-cell>
        </table:table-row>
        <table:table-row>
          <table:table-cell table:style-name="Table1.A11" table:number-columns-spanned="3" office:value-type="string">
            <text:p text:style-name="P8"><text:text-input text:description="&lt;/for&gt;">&lt;/for&gt;</text:text-input></text:p>
          </table:table-cell>
          <table:covered-table-cell/>
          <table:covered-table-cell/>
        </table:table-row>
      </table:table>
      <text:p text:style-name="P12"/>
      <text:p text:style-name="P14"/>
      <text:p text:style-name="P13"><text:span text:style-name="T2">TOTAL PRESTACIONES: </text:span><text:text-input text:description="&lt;formatLang(get_total_prestaciones())&gt;">&lt;get_total_prestaciones&gt;</text:text-input></text:p>
      <text:p text:style-name="P13"><text:span text:style-name="T2">TOTAL PACIENTES:</text:span> <text:text-input text:description="&lt;formatLang(get_total_pacientes())&gt;">&lt;total_pacientes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M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MP5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MP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82cm" fo:margin-bottom="1.658cm" fo:margin-left="2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17cm" fo:margin-left="0cm" fo:margin-right="0cm" fo:margin-bottom="0.499cm"/>
      </style:header-style>
      <style:footer-style>
        <style:header-footer-properties svg:height="0.73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tab/><text:tab/><text:tab/><text:tab/><text:tab/></text:p>
        <text:p text:style-name="MP2"><draw:frame draw:style-name="Mfr1" draw:name="graphics1" text:anchor-type="paragraph" svg:x="-0.337cm" svg:y="0.422cm" svg:width="5.325cm" svg:height="2.318cm" draw:z-index="0"><draw:image xlink:href="Pictures/10000201000001220000006CE9ED14B4.png" xlink:type="simple" xlink:show="embed" xlink:actuate="onLoad"/></draw:frame><text:tab/><text:tab/><text:tab/><text:tab/><text:tab/></text:p>
        <text:p text:style-name="MP2"><text:tab/><text:tab/><text:tab/><text:tab/><text:tab/></text:p>
        <text:p text:style-name="MP3">REPORTE DE PRESTACIONES</text:p>
        <text:p text:style-name="MP4"><text:tab/><text:tab/><text:tab/><text:tab/><text:tab/></text:p>
        <text:p text:style-name="MP5"><text:span text:style-name="MT1">Del </text:span><text:span text:style-name="MT1"><text:text-input text:description="&lt;formatLang(data['form']['date_from'], date=&quot;true&quot;)&gt;">&lt;date_from&gt;</text:text-input></text:span><text:span text:style-name="MT1"> al </text:span><text:span text:style-name="MT1"><text:text-input text:description="&lt;formatLang(data['form']['date_to'], date=&quot;true&quot;)&gt;">&lt;date_to&gt;</text:text-input></text:span></text:p>
        <text:p text:style-name="MP6"/>
      </style:header>
      <style:footer>
        <text:p text:style-name="MP7">Pag.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07T18:16:30</meta:creation-date>
    <dc:date>2016-05-18T21:21:50</dc:date>
    <dc:creator>openerp </dc:creator>
    <meta:editing-duration>PT11H54M29S</meta:editing-duration>
    <meta:editing-cycles>103</meta:editing-cycles>
    <meta:generator>LibreOffice/3.5$Linux_x86 LibreOffice_project/350m1$Build-2</meta:generator>
    <meta:document-statistic meta:table-count="1" meta:image-count="1" meta:object-count="0" meta:page-count="1" meta:paragraph-count="26" meta:word-count="45" meta:character-count="441" meta:non-whitespace-character-count="397"/>
  </office:meta>
</office:document-meta>
</file>